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f" style:font-name="apple-system" fo:font-size="10.5pt" fo:letter-spacing="normal" fo:font-style="normal" fo:font-weight="normal" officeooo:paragraph-rsid="00032c60"/>
    </style:style>
    <style:style style:name="P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f" style:font-name="apple-system" fo:font-size="10.5pt" fo:letter-spacing="normal" fo:font-style="normal" fo:font-weight="normal" officeooo:rsid="00032c60" officeooo:paragraph-rsid="00032c60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P6" style:family="paragraph" style:parent-style-name="Text_20_body" style:list-style-name="L2">
      <style:paragraph-properties fo:margin-top="0in" fo:margin-bottom="0.1665in" loext:contextual-spacing="false" fo:orphans="2" fo:widows="2"/>
    </style:style>
    <style:style style:name="P7" style:family="paragraph" style:parent-style-name="Text_20_body" style:list-style-name="L4">
      <style:paragraph-properties fo:margin-top="0in" fo:margin-bottom="0.1665in" loext:contextual-spacing="false" fo:orphans="2" fo:widows="2"/>
    </style:style>
    <style:style style:name="P8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0" style:family="paragraph" style:parent-style-name="Text_20_body" style:list-style-name="L3">
      <style:paragraph-properties fo:margin-top="0in" fo:margin-bottom="0.1665in" loext:contextual-spacing="false" fo:orphans="2" fo:widows="2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1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13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14" style:family="paragraph" style:parent-style-name="Preformatted_20_Text">
      <style:paragraph-properties fo:margin-top="0in" fo:margin-bottom="0.1665in" loext:contextual-spacing="false" fo:orphans="2" fo:widows="2"/>
      <style:text-properties fo:font-variant="normal" fo:text-transform="none" fo:color="#24292f" style:font-name="apple-system" fo:font-size="10.5pt" fo:letter-spacing="normal" fo:font-style="normal" fo:font-weight="normal"/>
    </style:style>
    <style:style style:name="T1" style:family="text">
      <style:text-properties fo:font-weight="bold" officeooo:rsid="0003410f" style:font-weight-asian="bold" style:font-weight-complex="bold"/>
    </style:style>
    <style:style style:name="T2" style:family="text">
      <style:text-properties fo:font-variant="normal" fo:text-transform="none" fo:color="#24292f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24292f" style:font-name="apple-system" fo:font-size="10.5pt" fo:letter-spacing="normal" fo:font-style="normal" fo:font-weight="bold"/>
    </style:style>
    <style:style style:name="T4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6" style:family="text">
      <style:text-properties officeooo:rsid="0003410f"/>
    </style:style>
    <style:style style:name="T7" style:family="text">
      <style:text-properties style:font-name="inherit" fo:font-size="9.75pt" fo:background-color="transparent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Link:</text:p>
      <text:p text:style-name="P3"><text:a xlink:type="simple" xlink:href="https://github.com/groupgets/LeptonModule/issues/70" text:style-name="Internet_20_link" text:visited-style-name="Visited_20_Internet_20_Link">https://github.com/groupgets/LeptonModule/issues/70</text:a></text:p>
      <text:p text:style-name="P2"/>
      <text:p text:style-name="P1">I will say full thank you to you because, with this code, is absolutely make me happiest person in the world, hehehe...</text:p>
      <text:p text:style-name="P4"><text:span text:style-name="T2">But, there is little problem in my project (</text:span><text:span text:style-name="Strong_20_Emphasis"><text:span text:style-name="T3">Lepton 2.5</text:span></text:span><text:span text:style-name="T2"> with board V1.4 + </text:span><text:span text:style-name="Strong_20_Emphasis"><text:span text:style-name="T3">Raspberry Pi 3 B</text:span></text:span><text:span text:style-name="T2">)<text:line-break/>my schematic is</text:span></text:p>
      <text:list xml:id="list3664534261" text:style-name="L1">
        <text:list-item>
          <text:p text:style-name="P5"><text:span text:style-name="T2">CS = SPI0 CS0 (Pin 24) # </text:span><text:span text:style-name="Strong_20_Emphasis"><text:span text:style-name="T3">Use spidev0.0</text:span></text:span></text:p>
        </text:list-item>
        <text:list-item>
          <text:p text:style-name="P9">MOSI = SPI0 MOSI (Pin 19)</text:p>
        </text:list-item>
        <text:list-item>
          <text:p text:style-name="P9">MISO = SPI0 MISO (Pin 21)</text:p>
        </text:list-item>
        <text:list-item>
          <text:p text:style-name="P9">CLK = SPI0 SCLK (Pin 23)</text:p>
        </text:list-item>
        <text:list-item>
          <text:p text:style-name="P9">GND = GND (Pin 14)</text:p>
        </text:list-item>
        <text:list-item>
          <text:p text:style-name="P9">VIN = 3.3V PWR (Pin 17)</text:p>
        </text:list-item>
        <text:list-item>
          <text:p text:style-name="P9">SDA = I2C1 SDA (Pin 3)</text:p>
        </text:list-item>
        <text:list-item>
          <text:p text:style-name="P9">SCL = I2C1 SCL (Pin 5)</text:p>
        </text:list-item>
      </text:list>
      <text:p text:style-name="P1">According with the suggestion above, i make some change in ....</text:p>
      <text:list xml:id="list992829446" text:style-name="L2">
        <text:list-item>
          <text:p text:style-name="P6"><text:span text:style-name="Strong_20_Emphasis"><text:span text:style-name="T3">LeptonThread.cpp</text:span></text:span></text:p>
        </text:list-item>
      </text:list>
      <text:list xml:id="list4128173713" text:style-name="L3">
        <text:list-item>
          <text:p text:style-name="P10">const char *LeptonThread::device = "/dev/spidev0.0"; # (can change in spidev0.1)</text:p>
        </text:list-item>
        <text:list-item>
          <text:p text:style-name="P10">unsigned int LeptonThread::speed = 18000000; # (from 16000000)</text:p>
        </text:list-item>
        <text:list-item>
          <text:p text:style-name="P10">qDebug() &lt;&lt; resets &lt;&lt; "reset," &lt;&lt; errors &lt;&lt; "errors"; # (before this line is commented)</text:p>
        </text:list-item>
      </text:list>
      <text:list xml:id="list3610952107" text:style-name="L4">
        <text:list-item>
          <text:p text:style-name="P7"><text:span text:style-name="Strong_20_Emphasis"><text:span text:style-name="T3">LeptonThread.h</text:span></text:span></text:p>
        </text:list-item>
      </text:list>
      <text:list xml:id="list1667843856" text:style-name="L5">
        <text:list-item>
          <text:p text:style-name="P11">#define DEBUG_LEPTON true # (before this line is false)</text:p>
        </text:list-item>
      </text:list>
      <text:p text:style-name="P8"/>
      <text:p text:style-name="P8">---------------------------------<text:span text:style-name="T6">Correction in Code to slve </text:span><text:span text:style-name="T1">to_string </text:span><text:span text:style-name="T6">issue</text:span></text:p>
      <text:p text:style-name="P14"><text:span text:style-name="Source_20_Text"><text:span text:style-name="T7">#include &lt;string&gt;</text:span></text:span></text:p>
      <text:p text:style-name="P12"><text:span text:style-name="Source_20_Text"><text:span text:style-name="T4">#include &lt;sstream&gt;</text:span></text:span></text:p>
      <text:p text:style-name="P13"/>
      <text:p text:style-name="P12"><text:span text:style-name="Source_20_Text"><text:span text:style-name="T4">namespace patch</text:span></text:span></text:p>
      <text:p text:style-name="P13"><text:span text:style-name="Source_20_Text"><text:span text:style-name="T4">{</text:span></text:span></text:p>
      <text:p text:style-name="P12"><text:span text:style-name="Source_20_Text"><text:span text:style-name="T5"><text:s text:c="4"/></text:span></text:span><text:span text:style-name="Source_20_Text"><text:span text:style-name="T4">template &lt; typename T &gt; std::string to_string( const T&amp; n )</text:span></text:span></text:p>
      <text:p text:style-name="P13"><text:soft-page-break/><text:span text:style-name="Source_20_Text"><text:span text:style-name="T5"><text:s text:c="4"/></text:span></text:span><text:span text:style-name="Source_20_Text"><text:span text:style-name="T4">{</text:span></text:span></text:p>
      <text:p text:style-name="P13"><text:span text:style-name="Source_20_Text"><text:span text:style-name="T5"><text:s text:c="8"/></text:span></text:span><text:span text:style-name="Source_20_Text"><text:span text:style-name="T4">std::ostringstream stm ;</text:span></text:span></text:p>
      <text:p text:style-name="P13"><text:span text:style-name="Source_20_Text"><text:span text:style-name="T5"><text:s text:c="8"/></text:span></text:span><text:span text:style-name="Source_20_Text"><text:span text:style-name="T4">stm &lt;&lt; n ;</text:span></text:span></text:p>
      <text:p text:style-name="P12"><text:span text:style-name="Source_20_Text"><text:span text:style-name="T5"><text:s text:c="8"/></text:span></text:span><text:span text:style-name="Source_20_Text"><text:span text:style-name="T4">return stm.str() ;</text:span></text:span></text:p>
      <text:p text:style-name="P13"><text:span text:style-name="Source_20_Text"><text:span text:style-name="T5"><text:s text:c="4"/></text:span></text:span><text:span text:style-name="Source_20_Text"><text:span text:style-name="T4">}</text:span></text:span></text:p>
      <text:p text:style-name="P13"><text:span text:style-name="Source_20_Text"><text:span text:style-name="T4">}</text:span></text:span></text:p>
      <text:p text:style-name="P13"/>
      <text:p text:style-name="P12"><text:span text:style-name="Source_20_Text"><text:span text:style-name="T4">#include &lt;iostream&gt;</text:span></text:span></text:p>
      <text:p text:style-name="P13"/>
      <text:p text:style-name="P12"><text:span text:style-name="Source_20_Text"><text:span text:style-name="T4">int main()</text:span></text:span></text:p>
      <text:p text:style-name="P13"><text:span text:style-name="Source_20_Text"><text:span text:style-name="T4">{</text:span></text:span></text:p>
      <text:p text:style-name="P12"><text:span text:style-name="Source_20_Text"><text:span text:style-name="T5"><text:s text:c="4"/></text:span></text:span><text:span text:style-name="Source_20_Text"><text:span text:style-name="T4">std::cout &lt;&lt; patch::to_string(1234) &lt;&lt; '\n' &lt;&lt; patch::to_string(1234.56) &lt;&lt; '\n' ;</text:span></text:span></text:p>
      <text:p text:style-name="P13"><text:span text:style-name="Source_20_Text"><text:span text:style-name="T4">}</text:span></text:span></text:p>
      <text:p text:style-name="P8"/>
      <text:p text:style-name="P8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0T22:42:58.290712563</meta:creation-date>
    <dc:date>2022-02-20T22:47:25.702871480</dc:date>
    <meta:editing-duration>PT4M38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2" meta:paragraph-count="37" meta:word-count="220" meta:character-count="1267" meta:non-whitespace-character-count="1057"/>
  </office:meta>
</office:document-meta>
</file>